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ExceptionForClassType.ThrowsExceptionForClassType( Class &lt; ? extends Throwable &gt; throwab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sExceptionForClassType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